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ShellListener.getInitFile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ShellListener.sampleStarted( Sample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eanShellListener.isSta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ShellListener.add( SampleResult samp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eanShellListener.sampleStopped( Sample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eanShellListener.sampleOccurred( SampleEvent s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